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Text_20_body_20__28_user_29_">
      <style:paragraph-properties fo:text-align="center" style:justify-single-word="false"/>
    </style:style>
    <style:style style:name="P3" style:family="paragraph" style:parent-style-name="Text_20_body_20__28_user_29_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_20__28_user_29_">
      <style:paragraph-properties fo:text-align="center" style:justify-single-word="false"/>
      <style:text-properties fo:font-size="14pt" fo:font-weight="bold" officeooo:paragraph-rsid="001bec7a" style:font-size-asian="14pt" style:font-weight-asian="bold"/>
    </style:style>
    <style:style style:name="P5" style:family="paragraph" style:parent-style-name="Text_20_body_20__28_user_29_">
      <style:paragraph-properties fo:text-align="center" style:justify-single-word="false"/>
      <style:text-properties fo:font-size="14pt" fo:font-weight="bold" officeooo:rsid="0010563e" officeooo:paragraph-rsid="001bec7a" style:font-size-asian="14pt" style:font-weight-asian="bold"/>
    </style:style>
    <style:style style:name="P6" style:family="paragraph" style:parent-style-name="Text_20_body_20__28_user_29_">
      <style:paragraph-properties fo:text-align="center" style:justify-single-word="false"/>
      <style:text-properties officeooo:rsid="001bec7a" officeooo:paragraph-rsid="001bec7a"/>
    </style:style>
    <style:style style:name="P7" style:family="paragraph" style:parent-style-name="Text_20_body_20__28_user_29_">
      <style:paragraph-properties fo:text-align="justify" style:justify-single-word="false"/>
      <style:text-properties officeooo:paragraph-rsid="001bec7a"/>
    </style:style>
    <style:style style:name="P8" style:family="paragraph" style:parent-style-name="Text_20_body_20__28_user_29_">
      <style:paragraph-properties fo:text-align="justify" style:justify-single-word="false"/>
      <style:text-properties style:font-name="Helvetica" officeooo:paragraph-rsid="001bec7a" style:font-name-complex="Helvetica"/>
    </style:style>
    <style:style style:name="P9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officeooo:paragraph-rsid="001bec7a"/>
    </style:style>
    <style:style style:name="P10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1bec7a"/>
    </style:style>
    <style:style style:name="P11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1e8ffa"/>
    </style:style>
    <style:style style:name="P12" style:family="paragraph" style:parent-style-name="Standard" style:list-style-name="L2">
      <style:paragraph-properties fo:line-height="150%" fo:text-align="justify" style:justify-single-word="false" fo:orphans="0" fo:widows="0" style:text-autospace="none"/>
      <style:text-properties officeooo:paragraph-rsid="001e8ffa"/>
    </style:style>
    <style:style style:name="P13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style:font-name="Helvetica" fo:font-size="11pt" fo:language="es" fo:country="ES" officeooo:paragraph-rsid="001e8ffa" style:letter-kerning="true" style:font-name-asian="SimSun" style:font-size-asian="11pt" style:language-asian="zh" style:country-asian="CN" style:font-name-complex="Helv" style:font-size-complex="11pt"/>
    </style:style>
    <style:style style:name="P14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Helvetica" fo:font-size="11pt" fo:language="es" fo:country="ES" officeooo:paragraph-rsid="001bec7a" style:letter-kerning="true" style:font-name-asian="SimSun" style:font-size-asian="11pt" style:language-asian="zh" style:country-asian="CN" style:font-name-complex="Helv" style:font-size-complex="11pt"/>
    </style:style>
    <style:style style:name="P15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officeooo:rsid="001ff3d2" officeooo:paragraph-rsid="001ff3d2"/>
    </style:style>
    <style:style style:name="P16" style:family="paragraph" style:parent-style-name="Standard">
      <style:paragraph-properties fo:line-height="150%" fo:text-align="justify" style:justify-single-word="false" fo:orphans="0" fo:widows="0" style:text-autospace="none"/>
      <style:text-properties officeooo:rsid="001ff3d2" officeooo:paragraph-rsid="001ff3d2"/>
    </style:style>
    <style:style style:name="P17" style:family="paragraph" style:parent-style-name="Standard">
      <style:paragraph-properties fo:line-height="150%" fo:text-align="justify" style:justify-single-word="false" fo:orphans="0" fo:widows="0" style:text-autospace="none"/>
      <style:text-properties officeooo:rsid="0021af4b" officeooo:paragraph-rsid="0021af4b"/>
    </style:style>
    <style:style style:name="P18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paragraph-rsid="001bec7a" style:font-size-asian="14pt" style:font-weight-asian="bold"/>
    </style:style>
    <style:style style:name="P19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T1" style:family="text">
      <style:text-properties fo:font-weight="bold" officeooo:rsid="001e8ffa" style:font-weight-asian="bold" style:font-weight-complex="bold"/>
    </style:style>
    <style:style style:name="T2" style:family="text">
      <style:text-properties style:font-name="Helvetica" fo:font-size="11pt" fo:language="es" fo:country="ES" fo:font-weight="normal" officeooo:rsid="001e8ff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1bec7a" style:letter-kerning="true" style:font-name-asian="SimSun" style:font-size-asian="11pt" style:language-asian="zh" style:country-asian="CN" style:font-weight-asian="normal" style:font-name-complex="Helv" style:font-size-complex="11pt" style:font-weight-complex="normal"/>
    </style:style>
    <style:style style:name="T4" style:family="text">
      <style:text-properties style:font-name="Helvetica" fo:font-size="11pt" fo:language="es" fo:country="ES" fo:font-weight="normal" officeooo:rsid="001e8ffa" style:letter-kerning="true" style:font-name-asian="SimSun" style:font-size-asian="11pt" style:language-asian="zh" style:country-asian="CN" style:font-weight-asian="normal" style:font-name-complex="Helv" style:font-size-complex="11pt" style:font-weight-complex="normal"/>
    </style:style>
    <style:style style:name="T5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6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font-weight-complex="bold"/>
    </style:style>
    <style:style style:name="T7" style:family="text">
      <style:text-properties style:font-name="Helvetica" fo:font-size="11pt" fo:language="es" fo:country="ES" style:letter-kerning="true" style:font-name-asian="SimSun" style:font-size-asian="11pt" style:language-asian="zh" style:country-asian="CN" style:font-name-complex="Helv" style:font-size-complex="11pt"/>
    </style:style>
    <style:style style:name="T8" style:family="text">
      <style:text-properties style:font-name="Helvetica" fo:font-size="11pt" fo:language="es" fo:country="ES" officeooo:rsid="001e8ffa" style:letter-kerning="true" style:font-name-asian="SimSun" style:font-size-asian="11pt" style:language-asian="zh" style:country-asian="CN" style:font-name-complex="Helv" style:font-size-complex="11pt"/>
    </style:style>
    <style:style style:name="T9" style:family="text">
      <style:text-properties style:font-name="Helvetica" fo:font-size="11pt" fo:language="es" fo:country="ES" officeooo:rsid="001ff3d2" style:letter-kerning="true" style:font-name-asian="SimSun" style:font-size-asian="11pt" style:language-asian="zh" style:country-asian="CN" style:font-name-complex="Helv" style:font-size-complex="11pt"/>
    </style:style>
    <style:style style:name="T10" style:family="text">
      <style:text-properties officeooo:rsid="001e8ffa"/>
    </style:style>
    <style:style style:name="T11" style:family="text">
      <style:text-properties style:font-name="Helvetica" fo:language="es" fo:country="ES" style:letter-kerning="true" style:font-name-asian="SimSun" style:language-asian="zh" style:country-asian="CN" style:font-name-complex="Helv"/>
    </style:style>
    <style:style style:name="T12" style:family="text">
      <style:text-properties style:font-name="Helvetica" officeooo:rsid="001e8ffa" style:font-name-asian="SimSun" style:font-name-complex="Helv"/>
    </style:style>
    <style:style style:name="T13" style:family="text">
      <style:text-properties style:font-name="Helvetica" fo:font-size="11pt" fo:language="es" fo:country="ES" style:letter-kerning="true" style:font-name-asian="SimSun" style:font-size-asian="11pt" style:language-asian="zh" style:country-asian="CN" style:font-name-complex="Helv" style:font-size-complex="11pt"/>
    </style:style>
    <style:style style:name="T14" style:family="text">
      <style:text-properties style:font-name="Helvetica" fo:font-size="11pt" fo:language="es" fo:country="ES" officeooo:rsid="001e8ffa" style:letter-kerning="true" style:font-name-asian="SimSun" style:font-size-asian="11pt" style:language-asian="zh" style:country-asian="CN" style:font-name-complex="Helv" style:font-size-complex="11pt"/>
    </style:style>
    <style:style style:name="T15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Universidad Rey Juan Carlos</text:p>
      <text:p text:style-name="P4">Arquitectura de Computadores</text:p>
      <text:p text:style-name="P5">RISC-V</text:p>
      <text:p text:style-name="P3">Práctica 4-<text:span text:style-name="T10">3</text:span>: Llamada a subrutina. <text:span text:style-name="T10">Recursividad</text:span></text:p>
      <text:p text:style-name="P2">Katia Leal Algara</text:p>
      <text:p text:style-name="P6">Juan González <text:s/>Gómez</text:p>
      <text:p text:style-name="P2"/>
      <text:p text:style-name="P19"/>
      <text:p text:style-name="P7"><text:span text:style-name="T2">Implementa los siguientes programas, usando </text:span><text:span text:style-name="T5">recursividad</text:span></text:p>
      <text:p text:style-name="P8"/>
      <text:list xml:id="list3841336793" text:style-name="L1">
        <text:list-item>
          <text:p text:style-name="P9"><text:span text:style-name="T4">Subrutina </text:span><text:span text:style-name="T6">len</text:span><text:span text:style-name="T4"> recursiva. Escribe una subrutina que calcule el tamaño de una cadena en memoria usando recursividad. El programa principal pedirá la cadena al usuario y llamará a esta función para calcular su longitud</text:span><text:span text:style-name="T3">.</text:span><text:span text:style-name="T4"> El pseudocódigo en python de esta función sería:</text:span></text:p>
        </text:list-item>
      </text:list>
      <text:p text:style-name="P10"><text:span text:style-name="T4"/></text:p>
      <text:p text:style-name="P10"><text:span text:style-name="T4"><text:tab/>def len(cad):</text:span></text:p>
      <text:p text:style-name="P10"><text:span text:style-name="T4"><text:tab/> <text:s text:c="4"/>if (cad[0] == “”):</text:span></text:p>
      <text:p text:style-name="P10"><text:span text:style-name="T4"><text:tab/> <text:s text:c="6"/>return 0</text:span></text:p>
      <text:p text:style-name="P10"><text:span text:style-name="T4"><text:tab/> <text:s text:c="4"/>else:</text:span></text:p>
      <text:p text:style-name="P10"><text:span text:style-name="T4"><text:tab/> <text:s text:c="6"/>return len(cad[1:]) + 1</text:span></text:p>
      <text:p text:style-name="P10"><text:span text:style-name="T4"/></text:p>
      <text:list xml:id="list92310644871926" text:continue-numbering="true" text:style-name="L1">
        <text:list-item>
          <text:p text:style-name="P13"><text:span text:style-name="T10">Cálculo de la secuencia de </text:span><text:span text:style-name="T1">Fibonacci</text:span><text:span text:style-name="T10"> de forma recursiva. <text:s/></text:span><text:span text:style-name="T12">sea F(n) el n-ésimo elemento (donde n &gt;= 0) en la secuencia:</text:span></text:p>
        </text:list-item>
      </text:list>
      <text:list xml:id="list1523756670" text:style-name="L2">
        <text:list-item>
          <text:p text:style-name="P12"><text:span text:style-name="T11">Si n &lt; 2, entonces F(n) = 1 (caso base)</text:span></text:p>
        </text:list-item>
        <text:list-item>
          <text:p text:style-name="P12"><text:span text:style-name="T7">En otro caso, F(n) = F(n - 1) + F(n - 2) (caso recursivo)</text:span></text:p>
        </text:list-item>
      </text:list>
      <text:p text:style-name="P11"><text:span text:style-name="T7"><text:tab/></text:span><text:span text:style-name="T8">El programa principal pedirá al usuario el número (n) con el que se llamará a la subrutina de cálculo del valor de ese término</text:span></text:p>
      <text:p text:style-name="P14"/>
      <text:list xml:id="list92309339466261" text:continue-list="list92310644871926" text:style-name="L1">
        <text:list-item>
          <text:p text:style-name="P9"><text:span text:style-name="T8">Escribe la subrutina </text:span><text:span text:style-name="T6">reverse,</text:span><text:span text:style-name="T8"> que toma una cadena y la imprime en la consola al revés. Ej. Si se introduce “Hola”, se deberá escribir “aloH”. La subrutina lo debe hacer de manera recursiva. </text:span><text:span text:style-name="T9">El pseudo código en python es así:</text:span></text:p>
          <text:p text:style-name="P15"><text:soft-page-break/><text:span text:style-name="T7">def rev(cad):</text:span></text:p>
          <text:p text:style-name="P15"><text:span text:style-name="T7"><text:s text:c="4"/>if (cad == “”):</text:span></text:p>
          <text:p text:style-name="P15"><text:span text:style-name="T7"><text:s text:c="6"/>return</text:span></text:p>
          <text:p text:style-name="P15"><text:span text:style-name="T7"><text:s text:c="4"/>else:</text:span></text:p>
          <text:p text:style-name="P15"><text:span text:style-name="T7"><text:s text:c="7"/>rev(cad[1:])</text:span></text:p>
          <text:p text:style-name="P15"><text:span text:style-name="T7"><text:s text:c="7"/>print(cad[0])</text:span></text:p>
        </text:list-item>
      </text:list>
      <text:p text:style-name="P16"><text:span text:style-name="T7"/></text:p>
      <text:p text:style-name="P17"><text:span text:style-name="T7">El programa principal debe pedir al usuario la cadena, y llamar a la subrutina rev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1665in" fo:margin-bottom="0.0835in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top="0in" fo:margin-bottom="0.0835in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0.3937in" fo:text-indent="-0.25in" fo:margin-left="0.3937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4.3937in" fo:text-indent="-0.25in" fo:margin-left="4.3937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937in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1"><draw:text-box fo:min-height="0.0228in" fo:min-width="0.0161in"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Rey Juan Carlos</dc:title>
    <dc:subject/>
    <meta:keyword/>
    <meta:initial-creator>Katia Leal</meta:initial-creator>
    <meta:creation-date>2011-08-10T15:59:00</meta:creation-date>
    <dc:date>2019-03-22T09:23:08.962490393</dc:date>
    <meta:editing-cycles>98</meta:editing-cycles>
    <meta:editing-duration>PT13H52M2S</meta:editing-duration>
    <meta:generator>LibreOffice/6.0.7.3$Linux_X86_64 LibreOffice_project/00m0$Build-3</meta:generator>
    <meta:document-statistic meta:table-count="0" meta:image-count="0" meta:object-count="0" meta:page-count="2" meta:paragraph-count="26" meta:word-count="221" meta:character-count="1312" meta:non-whitespace-character-count="1062"/>
  </office:meta>
</office:document-meta>
</file>